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4.782cm"/>
    </style:style>
    <style:style style:name="co11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008cm"/>
    </style:style>
    <style:style style:name="co13" style:family="table-column">
      <style:table-column-properties fo:break-before="auto" style:column-width="2.708cm"/>
    </style:style>
    <style:style style:name="co14" style:family="table-column">
      <style:table-column-properties fo:break-before="auto" style:column-width="1.05cm"/>
    </style:style>
    <style:style style:name="co18" style:family="table-column">
      <style:table-column-properties fo:break-before="auto" style:column-width="0.52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2.653cm"/>
    </style:style>
    <style:style style:name="co21" style:family="table-column">
      <style:table-column-properties fo:break-before="auto" style:column-width="1.381cm"/>
    </style:style>
    <style:style style:name="co22" style:family="table-column">
      <style:table-column-properties fo:break-before="auto" style:column-width="4.202cm"/>
    </style:style>
    <style:style style:name="co23" style:family="table-column">
      <style:table-column-properties fo:break-before="auto" style:column-width="2.985cm"/>
    </style:style>
    <style:style style:name="co24" style:family="table-column">
      <style:table-column-properties fo:break-before="auto" style:column-width="1.298cm"/>
    </style:style>
    <style:style style:name="co25" style:family="table-column">
      <style:table-column-properties fo:break-before="auto" style:column-width="3.648cm"/>
    </style:style>
    <style:style style:name="co26" style:family="table-column">
      <style:table-column-properties fo:break-before="auto" style:column-width="3.3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table table:name="901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Nombres</text:p>
          </table:table-cell>
          <table:table-cell table:style-name="ce4" office:value-type="string" calcext:value-type="string">
            <text:p>1-ggb</text:p>
          </table:table-cell>
          <table:table-cell table:style-name="ce4" office:value-type="string" calcext:value-type="string">
            <text:p>2-ggb</text:p>
          </table:table-cell>
        </table:table-row>
        <table:table-row table:style-name="ro1">
          <table:table-cell/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</table:table-row>
        <table:table-row table:style-name="ro1">
          <table:table-cell/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table table:name="903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im_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default-cell-style-name="Default"/>
        <table:table-row table:style-name="ro1">
          <table:table-cell/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7" office:value-type="string" calcext:value-type="string">
            <text:p>Pend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7" office:value-type="string" calcext:value-type="string">
            <text:p>Pend.</text:p>
          </table:table-cell>
        </table:table-row>
      </table:table>
      <table:table table:name="1103" table:style-name="ta1"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1" table:number-columns-repeated="7" table:default-cell-style-name="ce2"/>
        <table:table-column table:style-name="co1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7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14:23:32.9893407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10T14:29:08.986021760</dc:date>
    <dc:creator>Germán Ramírez</dc:creator>
    <meta:editing-duration>P1DT4H23M21S</meta:editing-duration>
    <meta:editing-cycles>26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43" meta:object-count="0"/>
  </office:meta>
</office:document-meta>
</file>